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門番
「おお！　あなた方が騎士団長の言っていた
　熾天少女御一行様ですね！」</text:p>
          </table:table-cell>
          <table:table-cell table:style-name="ce0"/>
          <table:table-cell table:style-name="ce0"/>
          <table:table-cell table:style-name="ce0" office:value-type="string">
            <text:p>Gatekeeper
"Oh! You must be the Heavenly Maidens
that the Knight Commander told us about!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待っていたよ、君たち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お怪我は大丈夫な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幸い、大きな負傷には至らなかっ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心配をかけて済まなかった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で、ルミィ君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げさまで、このとおり無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おお、よかっ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の力が至らないばかりに、君を危険な
　目に遭わせてしまって、本当に申し訳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騎士団長として君の安全を守ることが
　できなかった。　情けない話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、良くも悪くも結果主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このとおり無事に戻ることができました。
経緯がどうであれ、現状に問題は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そう、経緯と言えばね！　ルミィさんったら
敵の呪術で全身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ー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話はもう終わったことです関係ありません
忘れてくださいボツリヌストキシン注射します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以後気をつけます・・・
ボツリヌストキシンは勘弁してくださ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あ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は無事に連れ帰った。　さっそく
干渉剤の製作に取り掛かっ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、うむ。　そうだった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しかし現在、熾力研究館は不正研究の調査に
　回していて使用でき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こで、臨時的にユーリャ教会の地下にある
　一室を研究施設として使ってもらえるよう
　手配しておい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設備は研究館を模して一通り揃えた
　つもり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足りないものや必要なものがあれば、声を
掛け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そうし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ユーリャ教会までルミィさんを
送ってい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また敵に狙われるかも
しれません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の内部であれば、少なからず
天の使いの力によって守られるので
安全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そこまで護衛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本来なら私も同行すべきだが、これから
　兵たちの定時連絡を受けなければなら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お言葉に甘えて、君たちに任せ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ッテン落第点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おやすみイカスミ』みたいに言う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干渉剤を作るための研究室をユーリャ教会の
　地下に設け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ルミィくんをユーリャ教会まで送っていって
　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　動作チェック完了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ほどスターシップに取りに行った物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何を持ってきた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ったいぶらずに、早く見せな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っかナー？　見せてあげよっか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わかったヨー！　冗談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見せ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・・・銃・・・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河統括局開発部門の最新鋭のイオンガン
な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軽量でイオンコストも良く、最大射程距離は
なんと1500クレードにも到達す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にそれすっごい興味あ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お！　これまたかっこイイ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銃を持ち出したということは、たこやきも戦闘に
参加するつもり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が闘ってる姿を見て、ワタシも
イオンガンナーとしての血が騒いでしまった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む・・・戦力が増えるのは、今はありがたい
　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た。　ただし前線に出るのは危険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と同様、後方支援を頼み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ネー！　どーんと任せ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がサポートキャラとして加わ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は精霊王こむと同様に戦闘を
補助してくれるサポートキャ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しサポートとして戦闘に出られるのは
こむとたこやきのどちらか1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戦キャラを変更するには、まず【Z】キーで
キャラ会話画面を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ャラ会話選択画面を出した状態で、
さらに【Z】キーを押せば、参戦キャラがこむと
たこやきで切り替わ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闘中は切り替えできないので注意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
・こむ　　　 ・・・行動頻度【高】　　1発の威力【低】
・たこやき・・・行動頻度【低】　　1発の威力【高】
という特徴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好みに合わせて参戦キャラを選び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西部の四天王を討伐しに行くんだって？
エント村の近くまで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